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Amfíbol massiu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Hipidiomorfes - al·lotriomorfes en agregat massiu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Moder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Tonalitats marronoses, ataronjades i verd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Molt marc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Una direcció bastant marcada i una altra a uns 60º difícil d'apreciar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A biotita i òxids, entre d'alt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2n ordre però molt emmascar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7" table:style-name="ce11">
            <text:p>7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Quars 15%</text:p>
          </table:table-cell>
          <table:table-cell office:value-type="string" table:style-name="ce12">
            <text:p>Biotita 5%</text:p>
          </table:table-cell>
          <table:table-cell office:value-type="string" table:style-name="ce12">
            <text:p>Opacs 5%<text:s/></text:p>
          </table:table-cell>
          <table:table-cell office:value-type="string" table:style-name="ce12">
            <text:p>Altres 5%</text:p>
          </table:table-cell>
          <table:table-cell table:number-columns-repeated="8" table:style-name="ce12"/>
          <table:table-cell table:number-columns-repeated="16371"/>
        </table:table-row>
        <table:table-row table:number-rows-repeated="2" table:style-name="ro9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Amfíbol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9">
            <text:p>(Na,K,Ca)<text:span text:style-name="T2">0-1<text:s/></text:span>(Ca,Li,Na,Mg,Fe,Mn)<text:span text:style-name="T2">2</text:span>(Li,Na,Mg,Fe,Al,Co,Ni)<text:span text:style-name="T2">5</text:span>(Ti,Al,Si)<text:span text:style-name="T2">8</text:span>O<text:span text:style-name="T2">22</text:span>(OH,F,Cl,O)<text:span text:style-name="T2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ls cristalls</text:p>
          </table:table-cell>
          <table:table-cell office:value-type="string" table:style-name="ce5">
            <text:p>Idiomorfes - al·lotriomorfes, d'hàbit prismàtic llarg i fins a fibrós, amb secció basal amb tendència a romb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De moderat a 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Incolor però depenent del seu contingut en diferents elements pot variar entre blaus, morats, verds i marr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En les varietats molt acolorides es molt eleva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Perfecta en dos sistemes paral·lels a {001} que formen angles aproximats de 120º visibles en seccions basal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clorita, epidota, calcita, talc i altres amfíbol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mitjans de 2n ordre però emmascarats en les varietats acoloride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tinció</text:p>
          </table:table-cell>
          <table:table-cell office:value-type="string" table:style-name="ce5">
            <text:p>En seccions longitudinals algunes families tenen extinció recta, es tracten d'ortoamfíbols, i altres mostren extinció obliqua, s'anomenen clinoamfíbol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són freqüents, {100} polisintètiques lamel·lars, {001} lamel·lars i simp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Ocasionalment visi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17:36:13Z</dc:date>
    <meta:editing-cycles>5</meta:editing-cycles>
    <meta:editing-duration>PT1353S</meta:editing-duration>
  </office:meta>
</office:document-meta>
</file>